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6.068cm" fo:min-width="6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2.518cm"/>
      <style:paragraph-properties style:writing-mode="lr-tb"/>
    </style:style>
    <style:style style:name="gr3" style:family="graphic" style:parent-style-name="standard">
      <style:graphic-properties svg:stroke-color="#000000" draw:fill-color="#ffb66c" draw:textarea-horizontal-align="justify" draw:textarea-vertical-align="middle" draw:auto-grow-height="false" fo:min-height="1.556cm" fo:min-width="3.306cm" draw:shadow="visible" draw:shadow-offset-x="0.071cm" draw:shadow-offset-y="0.071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1cm" fo:min-width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16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193cm" fo:min-width="5.344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3.0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b66c"/>
      <style:paragraph-properties fo:text-align="center"/>
      <style:text-properties fo:font-size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dddd"/>
      <style:paragraph-properties fo:text-align="center"/>
      <style:text-properties fo:font-size="18pt"/>
    </style:style>
    <style:style style:name="P12" style:family="paragraph">
      <style:text-properties fo:font-size="7pt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cm" svg:height="7cm" svg:x="13.999cm" svg:y="1.9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009cm" svg:height="0.969cm" svg:x="16.49cm" svg:y="2.237cm">
          <draw:text-box>
            <text:p text:style-name="P2"><text:span text:style-name="T1">fstd</text:span><text:span text:style-name="T1">ump</text:span></text:p>
          </draw:text-box>
        </draw:frame>
        <draw:custom-shape draw:style-name="gr3" draw:text-style-name="P5" xml:id="id4" draw:id="id4" draw:layer="layout" svg:width="4cm" svg:height="2cm" svg:x="10.599cm" svg:y="4.499cm">
          <text:p text:style-name="P4">VP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6.772cm" svg:height="1.401cm" svg:x="14.927cm" svg:y="3.538cm">
          <draw:text-box>
            <text:p text:style-name="P6"><text:span text:style-name="T2">c</text:span><text:span text:style-name="T2">a</text:span><text:span text:style-name="T2">p</text:span><text:span text:style-name="T2">t</text:span><text:span text:style-name="T2">u</text:span><text:span text:style-name="T2">r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l</text:span><text:span text:style-name="T2">a</text:span><text:span text:style-name="T2">t</text:span><text:span text:style-name="T2">e</text:span><text:span text:style-name="T2"> </text:span><text:span text:style-name="T2">t</text:span><text:span text:style-name="T2">o</text:span><text:span text:style-name="T2"> </text:span><text:span text:style-name="T2">d</text:span><text:span text:style-name="T2">u</text:span><text:span text:style-name="T2">m</text:span><text:span text:style-name="T2">p</text:span><text:span text:style-name="T2"> </text:span><text:span text:style-name="T2">.</text:span><text:span text:style-name="T3">f</text:span><text:span text:style-name="T3">s</text:span><text:span text:style-name="T3">t</text:span><text:span text:style-name="T2"> </text:span><text:span text:style-name="T2">f</text:span><text:span text:style-name="T2">i</text:span><text:span text:style-name="T2">l</text:span><text:span text:style-name="T2">e</text:span></text:p>
          </draw:text-box>
        </draw:frame>
        <draw:frame draw:style-name="gr5" draw:text-style-name="P9" draw:layer="layout" svg:width="3.9cm" svg:height="2.366cm" svg:x="16.199cm" svg:y="5.399cm">
          <draw:text-box>
            <text:list text:style-name="L2">
              <text:list-item>
                <text:p text:style-name="P8"><text:span text:style-name="T4">$du</text:span><text:span text:style-name="T4">mpfi</text:span><text:span text:style-name="T4">le</text:span></text:p>
              </text:list-item>
              <text:list-item>
                <text:p text:style-name="P8"><text:span text:style-name="T4">$du</text:span><text:span text:style-name="T4">mpv</text:span><text:span text:style-name="T4">ars</text:span></text:p>
              </text:list-item>
              <text:list-item>
                <text:p text:style-name="P8"><text:span text:style-name="T4">$du</text:span><text:span text:style-name="T4">mpo</text:span><text:span text:style-name="T4">n</text:span></text:p>
              </text:list-item>
              <text:list-item>
                <text:p text:style-name="P8"><text:span text:style-name="T4">$du</text:span><text:span text:style-name="T4">mpo</text:span><text:span text:style-name="T4">ff</text:span></text:p>
              </text:list-item>
            </text:list>
          </draw:text-box>
        </draw:frame>
        <draw:custom-shape draw:style-name="gr3" draw:text-style-name="P5" xml:id="id2" draw:id="id2" draw:layer="layout" svg:width="4cm" svg:height="2cm" svg:x="23.998cm" svg:y="4.499cm">
          <text:p text:style-name="P4"><text:span text:style-name="T5">.fst</text:span> outpu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line" svg:x1="21.999cm" svg:y1="5.499cm" svg:x2="23.998cm" svg:y2="5.499cm" draw:start-shape="id1" draw:start-glue-point="1" draw:end-shape="id2" draw:end-glue-point="3" svg:d="M21999 5499h1999" svg:viewBox="0 0 2000 1">
          <text:p/>
        </draw:connector>
        <draw:custom-shape draw:style-name="gr7" draw:text-style-name="P11" xml:id="id3" draw:id="id3" draw:layer="layout" svg:width="6cm" svg:height="1.599cm" svg:x="1.999cm" svg:y="4.699cm">
          <text:p text:style-name="P4">Cadence Xceliu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draw:type="line" svg:x1="7.999cm" svg:y1="5.498cm" svg:x2="10.599cm" svg:y2="5.499cm" draw:start-shape="id3" draw:start-glue-point="1" draw:end-shape="id4" draw:end-glue-point="3" svg:d="M7999 5498l2600 1" svg:viewBox="0 0 2601 2">
          <text:p/>
        </draw:connector>
        <draw:custom-shape draw:style-name="gr7" draw:text-style-name="P11" xml:id="id5" draw:id="id5" draw:layer="layout" svg:width="6cm" svg:height="1.599cm" svg:x="2cm" svg:y="1.7cm">
          <text:p text:style-name="P4">Icarus Verilo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" draw:id="id6" draw:layer="layout" svg:width="6cm" svg:height="1.599cm" svg:x="2cm" svg:y="7.7cm">
          <text:p text:style-name="P4">Many more?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3.537cm" svg:height="0.824cm" svg:x="3.198cm" svg:y="2.799cm">
          <draw:text-box>
            <text:p text:style-name="P12"><text:span text:style-name="T6">(there is already fst support)</text:span></text:p>
          </draw:text-box>
        </draw:frame>
        <draw:connector draw:style-name="gr8" draw:text-style-name="P10" draw:layer="layout" draw:type="line" svg:x1="8cm" svg:y1="2.499cm" svg:x2="10.599cm" svg:y2="5.499cm" draw:start-shape="id5" draw:start-glue-point="1" draw:end-shape="id4" draw:end-glue-point="3" svg:d="M8000 2499l2599 3000" svg:viewBox="0 0 2600 3001">
          <text:p/>
        </draw:connector>
        <draw:connector draw:style-name="gr8" draw:text-style-name="P10" draw:layer="layout" draw:type="line" svg:x1="8cm" svg:y1="8.499cm" svg:x2="10.599cm" svg:y2="5.499cm" draw:start-shape="id6" draw:start-glue-point="1" draw:end-shape="id4" draw:end-glue-point="3" svg:d="M8000 8499l2599-3000" svg:viewBox="0 0 2600 3001">
          <text:p/>
        </draw:connector>
        <draw:frame draw:style-name="gr10" draw:text-style-name="P14" draw:layer="layout" svg:width="0.68cm" svg:height="0.962cm" svg:x="4.6cm" svg:y="9.1cm">
          <draw:text-box>
            <text:p>.</text:p>
          </draw:text-box>
        </draw:frame>
        <draw:frame draw:style-name="gr10" draw:text-style-name="P14" draw:layer="layout" svg:width="0.68cm" svg:height="0.962cm" svg:x="4.6cm" svg:y="9.5cm">
          <draw:text-box>
            <text:p>.</text:p>
          </draw:text-box>
        </draw:frame>
        <draw:frame draw:style-name="gr10" draw:text-style-name="P14" draw:layer="layout" svg:width="0.68cm" svg:height="0.962cm" svg:x="4.6cm" svg:y="9.9cm">
          <draw:text-box>
            <text:p>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14:56:54.167586048</meta:creation-date>
    <dc:date>2021-08-10T11:00:29.632136942</dc:date>
    <meta:editing-duration>PT2H4M16S</meta:editing-duration>
    <meta:editing-cycles>23</meta:editing-cycles>
    <meta:generator>LibreOffice/7.0.4.2$Linux_X86_64 LibreOffice_project/00$Build-2</meta:generator>
    <meta:document-statistic meta:object-count="17"/>
  </office:meta>
</office:document-meta>
</file>